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26f" officeooo:paragraph-rsid="001458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/>CREATE TABLE especialidades( id_especialidad serial UNIQUE NOT NULL,</text:p>
      <text:p text:style-name="P1"><text:s/>nombre_especialidad varchar(30) NOT NULL,</text:p>
      <text:p text:style-name="P1"><text:s/>tipo_especialidad varchar(50) NOT NULL,</text:p>
      <text:p text:style-name="P1"><text:s/>CONSTRAINT cp_idespecialidad PRIMARY KEY (id_especialidad) 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3:17:21.304763332</meta:creation-date>
    <dc:date>2018-03-11T13:18:09.422368746</dc:date>
    <meta:editing-duration>PT48S</meta:editing-duration>
    <meta:editing-cycles>1</meta:editing-cycles>
    <meta:document-statistic meta:table-count="0" meta:image-count="0" meta:object-count="0" meta:page-count="1" meta:paragraph-count="4" meta:word-count="22" meta:character-count="212" meta:non-whitespace-character-count="190"/>
    <meta:generator>LibreOffice/5.1.6.2$Linux_x86 LibreOffice_project/10m0$Build-2</meta:generator>
  </office:meta>
</office:document-meta>
</file>